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EventQueue.isWor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Processor.QProcessor( CacheEventQueue a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tEvent.do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ose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Queue.CacheEventQueue( ICacheListener listener , long listenerId , String cacheName , int maxFailure , int waitBeforeRe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Queu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Processor.run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CacheEventQueue.addRemoveAllEv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cheEventQueue.destro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acheEventQueue.setWorking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Queue.tak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moveAllEvent.do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oseEvent.do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Queue.setWaitToDieMillis( int wtd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Queue.isA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t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EventQueue.getWaitToDie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Event.ru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acheEventQueue.put( AbstractCache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acheEventQueue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Queue.addDisposeEv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cheEventQueue.addPutEvent( ICacheElement 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cheEventQueue.stop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veAll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Queue.getListen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Queu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Queue.setAlive( boolean a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Queue.initialize( ICacheListener listener , long listenerId , String cacheName , int maxFailure , int waitBeforeRetry , String threadPool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utEvent.PutEvent( ICacheElement 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Queue.getStatistic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acheEventQueue.getQue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Event.do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Event.RemoveEvent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Queue.addRemoveEvent(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cheEventQueue.CacheEventQueue( ICacheListener listener , long listenerId ,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